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color="#71e72b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b6b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Mongodb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draw:style-name="gr2" draw:text-style-name="P2" draw:layer="layout" svg:width="25.654cm" svg:height="12.338cm" svg:x="0.762cm" svg:y="0.508cm">
          <draw:text-box>
            <text:p>Les instructions:</text:p>
            <text:p/>
            <text:p><text:span text:style-name="T1">farah@farah</text:span><text:span text:style-name="T2">:</text:span><text:span text:style-name="T3">~</text:span><text:span text:style-name="T2">$</text:span> sudo service mongod start</text:p>
            <text:p>[sudo] password for farah:</text:p>
            <text:p><text:span text:style-name="T1">farah@farah</text:span><text:span text:style-name="T2">:</text:span><text:span text:style-name="T3">~</text:span><text:span text:style-name="T2">$</text:span> mongo</text:p>
            <text:p>……</text:p>
            <text:p>MongoDB Enterprise &gt; db.createCollection('users')</text:p>
            <text:p>{ "ok" : 1 }</text:p>
            <text:p>MongoDB Enterprise &gt;</text:p>
            <text:p/>
            <text:p>MongoDB Enterprise &gt; db.users.insert({email:'farah0bouattour@gmail.com',password:'123456789'})</text:p>
            <text:p/>
            <text:p>MongoDB Enterprise &gt; db.users.find()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4" draw:layer="layout" svg:width="26.5cm" svg:height="1.8cm" svg:x="0.4cm" svg:y="0.2cm" presentation:class="title" presentation:placeholder="true">
          <draw:text-box/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7:54:07.952766335</meta:creation-date>
    <meta:editing-duration>P1DT20H52M53S</meta:editing-duration>
    <meta:editing-cycles>3</meta:editing-cycles>
    <meta:generator>LibreOffice/6.0.7.3$Linux_X86_64 LibreOffice_project/00m0$Build-3</meta:generator>
    <dc:title>Portfolio</dc:title>
    <dc:date>2019-11-08T14:57:56.361601801</dc:date>
    <meta:document-statistic meta:object-count="52"/>
  </office:meta>
</office:document-meta>
</file>